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ingPointProcessingPipeline.newComponentCacheKey( int type , String role ,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ingPointProcessingPipeline.informBranchPoi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ingPointProcessingPipeline.addTransformer( String role , String source , Parameters param , Parameters hintPar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achingPointProcessingPipeline.parameterize( Parameters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chingPointProcessingPipeline.setupFromCache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chingPointProcessingPipeline.cacheResults( Environment environment , OutputStream o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achingPointProcessingPipeline.connectCachingPipeline( Environment environment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31">
            <text:p text:style-name="Table_20_Contents">31</text:p>
          </table:table-cell>
          <table:table-cell office:value-type="float" office:value="98">
            <text:p text:style-name="Table_20_Contents">98</text:p>
          </table:table-cell>
        </table:table-row>
        <table:table-row>
          <table:table-cell office:value-type="string">
            <text:p text:style-name="Table_20_Contents">CachingPointProcessingPipeline.setGenerator( String role , String source , Parameters param , Parameters hintPar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achingPointProcessingPipeline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